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85f8" officeooo:paragraph-rsid="002a18da"/>
    </style:style>
    <style:style style:name="P2" style:family="paragraph" style:parent-style-name="Standard">
      <style:text-properties officeooo:rsid="001e85f8" officeooo:paragraph-rsid="001e85f8"/>
    </style:style>
    <style:style style:name="P3" style:family="paragraph" style:parent-style-name="Text_20_body">
      <style:text-properties officeooo:rsid="002bcd77" officeooo:paragraph-rsid="002bcd77"/>
    </style:style>
    <style:style style:name="P4" style:family="paragraph" style:parent-style-name="Standard">
      <style:text-properties officeooo:rsid="001ff1c3" officeooo:paragraph-rsid="002bbe85"/>
    </style:style>
    <style:style style:name="P5" style:family="paragraph" style:parent-style-name="Standard" style:list-style-name="L1">
      <style:text-properties officeooo:rsid="001ff1c3" officeooo:paragraph-rsid="0021fd41"/>
    </style:style>
    <style:style style:name="P6" style:family="paragraph" style:parent-style-name="Standard" style:list-style-name="L1">
      <style:text-properties officeooo:rsid="002bcd77" officeooo:paragraph-rsid="002bcd77"/>
    </style:style>
    <style:style style:name="P7" style:family="paragraph" style:parent-style-name="Standard" style:list-style-name="L1">
      <style:text-properties officeooo:rsid="002d5c3b" officeooo:paragraph-rsid="002d5c3b"/>
    </style:style>
    <style:style style:name="P8" style:family="paragraph" style:parent-style-name="Standard" style:list-style-name="L2">
      <style:text-properties officeooo:rsid="001ff1c3" officeooo:paragraph-rsid="0021fd41"/>
    </style:style>
    <style:style style:name="P9" style:family="paragraph" style:parent-style-name="Standard">
      <style:text-properties officeooo:rsid="001ff1c3" officeooo:paragraph-rsid="001ff1c3"/>
    </style:style>
    <style:style style:name="P10" style:family="paragraph" style:parent-style-name="Standard">
      <style:text-properties officeooo:rsid="0021fd41" officeooo:paragraph-rsid="0026ff58"/>
    </style:style>
    <style:style style:name="P11" style:family="paragraph" style:parent-style-name="Standard">
      <style:text-properties officeooo:rsid="0026ff58" officeooo:paragraph-rsid="0026ff58"/>
    </style:style>
    <style:style style:name="P12" style:family="paragraph" style:parent-style-name="Standard" style:list-style-name="L3">
      <style:text-properties officeooo:rsid="0026ff58" officeooo:paragraph-rsid="0026ff58"/>
    </style:style>
    <style:style style:name="T1" style:family="text">
      <style:text-properties officeooo:rsid="0029e9ef"/>
    </style:style>
    <style:style style:name="T2" style:family="text">
      <style:text-properties officeooo:rsid="002a18da"/>
    </style:style>
    <style:style style:name="T3" style:family="text">
      <style:text-properties officeooo:rsid="002bbe85"/>
    </style:style>
    <style:style style:name="T4" style:family="text">
      <style:text-properties officeooo:rsid="00210c40"/>
    </style:style>
    <style:style style:name="T5" style:family="text">
      <style:text-properties officeooo:rsid="0021fd41"/>
    </style:style>
    <style:style style:name="T6" style:family="text">
      <style:text-properties officeooo:rsid="002c5280"/>
    </style:style>
    <style:style style:name="T7" style:family="text">
      <style:text-properties officeooo:rsid="00235517"/>
    </style:style>
    <style:style style:name="T8" style:family="text">
      <style:text-properties officeooo:rsid="002523e7"/>
    </style:style>
    <style:style style:name="T9" style:family="text">
      <style:text-properties officeooo:rsid="0026ff5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ISV séance 1 </text:p>
      <text:h text:style-name="Heading_20_1" text:outline-level="1">Acquis d’apprentissage :</text:h>
      <text:p text:style-name="P1"><text:span text:style-name="T1">Identifier les familles d’instruction </text:span><text:span text:style-name="T2">(</text:span><text:span text:style-name="T1">R-type,…</text:span><text:span text:style-name="T2">)</text:span></text:p>
      <text:p text:style-name="P1">Prévoir l’effet d’une instruction assembleur sur le fonctionnement interne (dans le contexte d’un MCU RISCV RV32I). </text:p>
      <text:p text:style-name="P2">Identifier les blocs correspondant aux étapes d’exécution d’une instruction.</text:p>
      <text:h text:style-name="Heading_20_1" text:outline-level="1">Ressources :</text:h>
      <text:p text:style-name="P3">Sur github.com : <text:a xlink:type="simple" xlink:href="https://github.com/JOKleinGe1/RISCV_199" text:style-name="Internet_20_link" text:visited-style-name="Visited_20_Internet_20_Link">https://github.com/JOKleinGe1/RISCV_199</text:a></text:p>
      <text:h text:style-name="Heading_20_2" text:outline-level="2">Code verilog simplifié d’un RISC-V</text:h>
      <text:p text:style-name="P4"><text:span text:style-name="T3">De type </text:span>(RV32I), y compris les instruction<text:span text:style-name="T4">s</text:span> assembleur (<text:span text:style-name="T3">code </text:span>&lt; 200 lignes).</text:p>
      <text:h text:style-name="Heading_20_2" text:outline-level="2">Répertoire DOC avec</text:h>
      <text:list text:style-name="L1">
        <text:list-item>
          <text:p text:style-name="P5">Schéma simplifié du chemin de donnée d’un RISC-V (RV32I).</text:p>
        </text:list-item>
        <text:list-item>
          <text:p text:style-name="P5"><text:span text:style-name="T5">Description du jeu d’instruction (modèle ISA) et de son codage (binaire). </text:span></text:p>
        </text:list-item>
        <text:list-item>
          <text:p text:style-name="P6">Lien vers le Livre Hen<text:span text:style-name="T6">n</text:span>essy &amp; Patterson, Computer organization and design, software/hardware interface, risc-v edition.</text:p>
        </text:list-item>
        <text:list-item>
          <text:p text:style-name="P7">Le présent document. </text:p>
        </text:list-item>
      </text:list>
      <text:h text:style-name="Heading_20_2" text:outline-level="2">Répertoire <text:span text:style-name="T5">SRC </text:span>avec</text:h>
      <text:list text:style-name="L2">
        <text:list-item>
          <text:p text:style-name="P8"><text:span text:style-name="T5">Exemple de code assembleur</text:span></text:p>
        </text:list-item>
        <text:list-item>
          <text:p text:style-name="P8">makefile pour la comp<text:span text:style-name="T5">i</text:span>lation (<text:span text:style-name="T5">l’</text:span>assemblage) d’un <text:span text:style-name="T5">code </text:span>source assembleur RISCV.</text:p>
        </text:list-item>
      </text:list>
      <text:h text:style-name="Heading_20_1" text:outline-level="1">Consigne<text:span text:style-name="T3">s</text:span> :</text:h>
      <text:p text:style-name="P9"><text:span text:style-name="T5">1. </text:span>Simuler le projet <text:span text:style-name="T5">verilog</text:span>. <text:span text:style-name="T5">Choisir une instruction </text:span><text:span text:style-name="T7">assembleur</text:span><text:span text:style-name="T5">. La retrouver dans les chronogrammes de la simulation. Repérer les valeurs des différents bus au cours de l’exécution de cette instruction. L’indiquer sur le schéma bloc du datapath. </text:span><text:span text:style-name="T8">Se préparer à les expliquer oralement. </text:span></text:p>
      <text:p text:style-name="P10"/>
      <text:p text:style-name="P10">2. Modifier le programme assembleur. <text:span text:style-name="T8">Par exemple, faire en sorte qu’il utilise un opérateur binaire (ET, OU). </text:span><text:span text:style-name="T9">Le tester. Montre son exécution dans la simulation. </text:span>Repérer les valeurs des différents bus au cours de l’exécution de cette instruction. L’indiquer sur le schéma bloc du datapath. <text:span text:style-name="T8">Se préparer à les expliquer oralement. </text:span></text:p>
      <text:p text:style-name="P10"/>
      <text:p text:style-name="P11">3. (en fonction du temps) Modifier le code verilog pour qu’il intégre</text:p>
      <text:list text:style-name="L3">
        <text:list-item>
          <text:p text:style-name="P12">une instruction supplémentaire manquante. (par exemple la soustraction)</text:p>
        </text:list-item>
        <text:list-item>
          <text:p text:style-name="P12">un GPIO, avec une adresse (&gt;255*4) correspondant à un registre d’écriture (sortie) et une autre adresse à un registre de lecture (entrée).</text:p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acques-Olivier Klein</meta:initial-creator>
    <meta:creation-date>2026-04-12T22:25:26.088085000</meta:creation-date>
    <dc:date>2026-04-12T22:50:01.235158000</dc:date>
    <dc:creator>Jacques-Olivier Klein</dc:creator>
    <meta:editing-duration>PT22M15S</meta:editing-duration>
    <meta:editing-cycles>14</meta:editing-cycles>
    <meta:generator>LibreOffice/26.2.1.2$MacOSX_AARCH64 LibreOffice_project/8399f6259d8c87f40e7255cdb3c9b958f5e08948</meta:generator>
    <meta:print-date>2026-04-12T22:49:38.476476000</meta:print-date>
    <meta:printed-by>Fichiers PDF: Jacques-Olivier Klein</meta:printed-by>
    <meta:document-statistic meta:table-count="0" meta:image-count="0" meta:object-count="0" meta:page-count="1" meta:paragraph-count="23" meta:word-count="263" meta:character-count="1781" meta:non-whitespace-character-count="1543"/>
  </office:meta>
</office:document-meta>
</file>